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no hace falta ponerle vista tree y form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NUMERO</text:p>
          </table:table-cell>
          <table:table-cell office:value-type="string" table:style-name="ce3">
            <text:p>Persona</text:p>
          </table:table-cell>
          <table:table-cell office:value-type="string" table:style-name="ce3">
            <text:p>Cliente</text:p>
          </table:table-cell>
          <table:table-cell office:value-type="string" table:style-name="ce3">
            <text:p>Paquete</text:p>
          </table:table-cell>
          <table:table-cell office:value-type="string" table:style-name="ce3">
            <text:p>Articulo</text:p>
          </table:table-cell>
          <table:table-cell office:value-type="string" table:style-name="ce3">
            <text:p>Declaracion Aduana</text:p>
          </table:table-cell>
          <table:table-cell office:value-type="string" table:style-name="ce3">
            <text:p>Direccion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Queja</text:p>
          </table:table-cell>
          <table:table-cell office:value-type="string" table:style-name="ce3">
            <text:p>Evento Queja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DELOS</text:p>
          </table:table-cell>
          <table:table-cell office:value-type="float" office:value="9" table:formula="of:=COUNTIF([.D4:.P4];&quot;X&quot;)" table:style-name="ce4">
            <text:p>9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FORM</text:p>
          </table:table-cell>
          <table:table-cell office:value-type="float" office:value="8" table:formula="of:=COUNTIF([.D5:.L5];&quot;X&quot;)" table:style-name="ce4">
            <text:p>8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TREE</text:p>
          </table:table-cell>
          <table:table-cell office:value-type="float" office:value="8" table:formula="of:=COUNTIF([.D6:.L6];&quot;X&quot;)" table:style-name="ce4">
            <text:p>8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GRAPH</text:p>
          </table:table-cell>
          <table:table-cell office:value-type="float" office:value="1" table:formula="of:=COUNTIF([.D7:.L7];&quot;X&quot;)" table:style-name="ce4">
            <text:p>1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CALENDAR</text:p>
          </table:table-cell>
          <table:table-cell office:value-type="float" office:value="1" table:formula="of:=COUNTIF([.D8:.L8];&quot;X&quot;)" table:style-name="ce4">
            <text:p>1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GANTT</text:p>
          </table:table-cell>
          <table:table-cell office:value-type="float" office:value="0" table:formula="of:=COUNTIF([.D9:.L9];&quot;X&quot;)" table:style-name="ce4">
            <text:p>0</text:p>
          </table:table-cell>
          <table:table-cell table:number-columns-repeated="5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SEARCH</text:p>
          </table:table-cell>
          <table:table-cell office:value-type="float" office:value="12" table:formula="of:=SUM([.D10:.L10])" table:style-name="ce4">
            <text:p>12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style-name="ce5"/>
          <table:table-cell office:value-type="float" office:value="4" table:style-name="ce4">
            <text:p>4</text:p>
          </table:table-cell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KANBAN</text:p>
          </table:table-cell>
          <table:table-cell office:value-type="float" office:value="0" table:formula="of:=COUNTIF([.D11:.L11];&quot;X&quot;)" table:style-name="ce4">
            <text:p>0</text:p>
          </table:table-cell>
          <table:table-cell table:number-columns-repeated="5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ONE2MANY</text:p>
          </table:table-cell>
          <table:table-cell office:value-type="float" office:value="5" table:formula="of:=SUM([.D13:.L13])" table:style-name="ce4">
            <text:p>5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MANY2ONE</text:p>
          </table:table-cell>
          <table:table-cell office:value-type="float" office:value="9" table:formula="of:=SUM([.D14:.L14])" table:style-name="ce4">
            <text:p>9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MANY2MANY</text:p>
          </table:table-cell>
          <table:table-cell office:value-type="float" office:value="4" table:formula="of:=SUM([.D15:.L15])" table:style-name="ce4">
            <text:p>4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1">
            <text:p>Tiene que ser entre 4 modelos (1 relacion entre 2 modelos cuenta como 1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WORKFLOW</text:p>
          </table:table-cell>
          <table:table-cell office:value-type="float" office:value="2" table:formula="of:=COUNTIF([.D17:.L17];&quot;X&quot;)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ACTIVIDADES</text:p>
          </table:table-cell>
          <table:table-cell office:value-type="float" office:value="9" table:formula="of:=SUM([.D18:.L18])" table:style-name="ce4">
            <text:p>9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table:number-columns-repeated="4" table:style-name="ce4"/>
          <table:table-cell office:value-type="float" office:value="3" table:style-name="ce4">
            <text:p>3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TRANSICIONES</text:p>
          </table:table-cell>
          <table:table-cell office:value-type="float" office:value="8" table:formula="of:=SUM([.D19:.L19])" table:style-name="ce4">
            <text:p>8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table:number-columns-repeated="4" table:style-name="ce4"/>
          <table:table-cell office:value-type="float" office:value="2" table:style-name="ce4">
            <text:p>2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DATOS DEMO</text:p>
          </table:table-cell>
          <table:table-cell office:value-type="float" office:value="16" table:formula="of:=SUM([.D21:.L21])" table:style-name="ce4">
            <text:p>16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CAMPOS FUNCIONALES</text:p>
          </table:table-cell>
          <table:table-cell office:value-type="float" office:value="4" table:formula="of:=SUM([.D23:.L23])" table:style-name="ce4">
            <text:p>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VALIDACIÓN ON_CHANGE</text:p>
          </table:table-cell>
          <table:table-cell office:value-type="float" office:value="0" table:formula="of:=SUM([.D24:.L24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FUNCIONAL</text:p>
          </table:table-cell>
          <table:table-cell office:value-type="float" office:value="2" table:formula="of:=SUM([.D25:.L25])" table:style-name="ce4">
            <text:p>2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table:number-columns-repeated="5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SQL</text:p>
          </table:table-cell>
          <table:table-cell office:value-type="float" office:value="0" table:formula="of:=SUM([.D26:.L26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BOTÓN CON MÉTODO ASOCIADO</text:p>
          </table:table-cell>
          <table:table-cell office:value-type="float" office:value="1" table:formula="of:=SUM([.D27:.L27])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MODELOS</text:p>
          </table:table-cell>
          <table:table-cell office:value-type="float" office:value="1" table:formula="of:=SUM([.D29:.L29])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VISTAS</text:p>
          </table:table-cell>
          <table:table-cell office:value-type="float" office:value="0" table:formula="of:=SUM([.D31:.L31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title/>
    <dc:description/>
    <dc:subject/>
    <meta:initial-creator>Carlos</meta:initial-creator>
    <dc:creator>Portatil</dc:creator>
    <meta:creation-date>2016-12-18T23:45:43Z</meta:creation-date>
    <dc:date>2017-12-31T15:41:51Z</dc:date>
    <meta:editing-cycles>4</meta:editing-cycles>
    <meta:editing-duration>PT2658S</meta:editing-duration>
  </office:meta>
</office:document-meta>
</file>